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70"/>
      <text:p text:style-name="P70"/>
      <text:p text:style-name="P70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70"/>
      <text:p text:style-name="P70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70"/>
      <text:p text:style-name="P70"/>
      <text:p text:style-name="P70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70"/>
      <text:p text:style-name="P70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71"/>
      <text:p text:style-name="P81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72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73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73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74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82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75"/>
      <text:p text:style-name="P75"/>
      <text:p text:style-name="P75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75"/>
      <text:p text:style-name="P75"/>
      <text:p text:style-name="P75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76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77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78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79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80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83"/>
      <text:p text:style-name="P83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84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85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86"/>
      <text:p text:style-name="P86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87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87"/>
      <text:p text:style-name="P87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88"/>
      <text:p text:style-name="P88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89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98"/>
      <text:p text:style-name="P89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90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91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92"/>
      <text:p text:style-name="P92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92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93"/>
      <text:p text:style-name="P93">D<text:span text:style-name="T12">ijous<text:tab/><text:tab/>16/11/23</text:span><text:span text:style-name="T24"> </text:span></text:p>
      <text:p text:style-name="P65">Preparació examen motors.</text:p>
      <text:p text:style-name="P65"/>
      <text:p text:style-name="P65"/>
      <text:p text:style-name="P94">D<text:span text:style-name="T12">illuns</text:span><text:tab/><text:span text:style-name="T26">20</text:span>/<text:span text:style-name="T14">11</text:span>/23</text:p>
      <text:p text:style-name="P67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94"/>
      <text:p text:style-name="P94">D<text:span text:style-name="T12">imarts<text:tab/>21/11/23</text:span><text:span text:style-name="T24"> </text:span></text:p>
      <text:p text:style-name="P67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94">D<text:span text:style-name="T12">imecres<text:tab/>22/11/23</text:span><text:span text:style-name="T24"> </text:span></text:p>
      <text:p text:style-name="P97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94"/>
      <text:p text:style-name="P94">D<text:span text:style-name="T12">ijous<text:tab/><text:tab/>23/11/23</text:span><text:span text:style-name="T24"> </text:span></text:p>
      <text:p text:style-name="P67">Comentat micrómetre.</text:p>
      <text:p text:style-name="P67">Mostrat <text:a xlink:type="simple" xlink:href="https://www.stefanelli.eng.br/en/use-reading-micrometer-hundredth-millimeter/">micrómetre virtual</text:a>. </text:p>
      <text:p text:style-name="P67">Fet exercici micròmetre. </text:p>
      <text:p text:style-name="P67">Vídeo <text:s/><text:a xlink:type="simple" xlink:href="https://www.youtube.com/watch?si=2jlw0jWI6-L+QIRnN&amp;v=9LC6oZHvNvE&amp;feature=youtu.be">Útils de verificació</text:a>.</text:p>
      <text:p text:style-name="P66"/>
      <text:p text:style-name="P95">D<text:span text:style-name="T12">illuns</text:span><text:tab/><text:span text:style-name="T26">27</text:span>/<text:span text:style-name="T14">11</text:span>/23</text:p>
      <text:p text:style-name="P68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99">D<text:span text:style-name="T12">imarts<text:tab/>28/11/23</text:span><text:span text:style-name="T24"> </text:span></text:p>
      <text:p text:style-name="P69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96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05">01, 04 i 05/12/23</text:p>
      <text:p text:style-name="P103">Període d'exàmens.</text:p>
      <text:p text:style-name="P57"/>
      <text:p text:style-name="P104">D<text:span text:style-name="T12">illuns</text:span><text:tab/><text:span text:style-name="T29">11</text:span>/<text:span text:style-name="T14">12</text:span>/23</text:p>
      <text:p text:style-name="P102">Co<text:span text:style-name="T29">rrecció examen del 05/12/23</text:span></text:p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12T05:27:41.129318279</dc:date>
    <meta:editing-duration>PT29M44S</meta:editing-duration>
    <meta:editing-cycles>48</meta:editing-cycles>
    <meta:document-statistic meta:table-count="0" meta:image-count="0" meta:object-count="0" meta:page-count="5" meta:paragraph-count="133" meta:word-count="659" meta:character-count="4459" meta:non-whitespace-character-count="3899"/>
  </office:meta>
</office:document-meta>
</file>